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微軟正黑體" svg:font-family="微軟正黑體" style:font-family-generic="swiss" style:font-pitch="variable" svg:panose-1="2 11 6 4 3 5 4 4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86in" text:min-label-width="0.3333in" text:list-level-position-and-space-mode="label-alignment">
          <style:list-level-label-alignment text:label-followed-by="listtab" fo:margin-left="0.431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標題1" style:master-page-name="MP0" style:family="paragraph">
      <style:paragraph-properties fo:break-before="page"/>
      <style:text-properties style:font-name="微軟正黑體" style:font-name-asian="微軟正黑體"/>
    </style:style>
    <style:style style:name="P2" style:parent-style-name="標題2" style:family="paragraph">
      <style:text-properties style:font-name="微軟正黑體" style:font-name-asian="微軟正黑體"/>
    </style:style>
    <style:style style:name="P3" style:parent-style-name="清單段落" style:family="paragraph">
      <style:text-properties style:font-name="微軟正黑體" style:font-name-asian="微軟正黑體"/>
    </style:style>
    <style:style style:name="P4" style:parent-style-name="清單段落" style:family="paragraph">
      <style:text-properties style:font-name="微軟正黑體" style:font-name-asian="微軟正黑體"/>
    </style:style>
    <style:style style:name="P5" style:parent-style-name="清單段落" style:family="paragraph">
      <style:text-properties style:font-name="微軟正黑體" style:font-name-asian="微軟正黑體"/>
    </style:style>
    <style:style style:name="P6" style:parent-style-name="清單段落" style:family="paragraph">
      <style:text-properties style:font-name="微軟正黑體" style:font-name-asian="微軟正黑體"/>
    </style:style>
    <style:style style:name="P7" style:parent-style-name="清單段落" style:family="paragraph">
      <style:text-properties style:font-name="微軟正黑體" style:font-name-asian="微軟正黑體"/>
    </style:style>
    <style:style style:name="P8" style:parent-style-name="清單段落" style:family="paragraph">
      <style:text-properties style:font-name="微軟正黑體" style:font-name-asian="微軟正黑體"/>
    </style:style>
    <style:style style:name="P9" style:parent-style-name="清單段落" style:family="paragraph">
      <style:text-properties style:font-name="微軟正黑體" style:font-name-asian="微軟正黑體"/>
    </style:style>
    <style:style style:name="P10" style:parent-style-name="清單段落" style:family="paragraph">
      <style:text-properties style:font-name="微軟正黑體" style:font-name-asian="微軟正黑體"/>
    </style:style>
    <style:style style:name="P11" style:parent-style-name="清單段落" style:family="paragraph">
      <style:text-properties style:font-name="微軟正黑體" style:font-name-asian="微軟正黑體"/>
    </style:style>
    <style:style style:name="P12" style:parent-style-name="清單段落" style:family="paragraph">
      <style:text-properties style:font-name="微軟正黑體" style:font-name-asian="微軟正黑體"/>
    </style:style>
    <style:style style:name="P13" style:parent-style-name="清單段落" style:family="paragraph">
      <style:text-properties style:font-name="微軟正黑體" style:font-name-asian="微軟正黑體"/>
    </style:style>
    <style:style style:name="P14" style:parent-style-name="清單段落" style:family="paragraph">
      <style:text-properties style:font-name="微軟正黑體" style:font-name-asian="微軟正黑體"/>
    </style:style>
    <style:style style:name="P15" style:parent-style-name="清單段落" style:family="paragraph">
      <style:text-properties style:font-name="微軟正黑體" style:font-name-asian="微軟正黑體"/>
    </style:style>
    <style:style style:name="P16" style:parent-style-name="清單段落" style:family="paragraph">
      <style:text-properties style:font-name="微軟正黑體" style:font-name-asian="微軟正黑體"/>
    </style:style>
    <style:style style:name="P17" style:parent-style-name="清單段落" style:family="paragraph">
      <style:text-properties style:font-name="微軟正黑體" style:font-name-asian="微軟正黑體"/>
    </style:style>
    <style:style style:name="P18" style:parent-style-name="清單段落" style:family="paragraph">
      <style:text-properties style:font-name="微軟正黑體" style:font-name-asian="微軟正黑體"/>
    </style:style>
    <style:style style:name="P19" style:parent-style-name="清單段落" style:family="paragraph">
      <style:text-properties style:font-name="微軟正黑體" style:font-name-asian="微軟正黑體"/>
    </style:style>
    <style:style style:name="P20" style:parent-style-name="清單段落" style:family="paragraph">
      <style:text-properties style:font-name="微軟正黑體" style:font-name-asian="微軟正黑體"/>
    </style:style>
    <style:style style:name="P21" style:parent-style-name="清單段落" style:family="paragraph">
      <style:text-properties style:font-name="微軟正黑體" style:font-name-asian="微軟正黑體"/>
    </style:style>
    <style:style style:name="P22" style:parent-style-name="清單段落" style:family="paragraph">
      <style:text-properties style:font-name="微軟正黑體" style:font-name-asian="微軟正黑體"/>
    </style:style>
    <style:style style:name="P23" style:parent-style-name="清單段落" style:family="paragraph">
      <style:text-properties style:font-name="微軟正黑體" style:font-name-asian="微軟正黑體"/>
    </style:style>
    <style:style style:name="P24" style:parent-style-name="標題2" style:family="paragraph">
      <style:text-properties style:font-name="微軟正黑體" style:font-name-asian="微軟正黑體"/>
    </style:style>
    <style:style style:name="P25" style:parent-style-name="清單段落" style:family="paragraph">
      <style:text-properties style:font-name="微軟正黑體" style:font-name-asian="微軟正黑體"/>
    </style:style>
    <style:style style:name="P26" style:parent-style-name="清單段落" style:family="paragraph">
      <style:text-properties style:font-name="微軟正黑體" style:font-name-asian="微軟正黑體"/>
    </style:style>
    <style:style style:name="P27" style:parent-style-name="清單段落" style:family="paragraph">
      <style:text-properties style:font-name="微軟正黑體" style:font-name-asian="微軟正黑體"/>
    </style:style>
    <style:style style:name="P28" style:parent-style-name="清單段落" style:family="paragraph">
      <style:text-properties style:font-name="微軟正黑體" style:font-name-asian="微軟正黑體"/>
    </style:style>
    <style:style style:name="P29" style:parent-style-name="清單段落" style:family="paragraph">
      <style:text-properties style:font-name="微軟正黑體" style:font-name-asian="微軟正黑體"/>
    </style:style>
    <style:style style:name="P30" style:parent-style-name="清單段落" style:family="paragraph">
      <style:text-properties style:font-name="微軟正黑體" style:font-name-asian="微軟正黑體"/>
    </style:style>
    <style:style style:name="P31" style:parent-style-name="清單段落" style:family="paragraph">
      <style:text-properties style:font-name="微軟正黑體" style:font-name-asian="微軟正黑體"/>
    </style:style>
    <style:style style:name="P32" style:parent-style-name="清單段落" style:family="paragraph">
      <style:text-properties style:font-name="微軟正黑體" style:font-name-asian="微軟正黑體"/>
    </style:style>
    <style:style style:name="P33" style:parent-style-name="清單段落" style:family="paragraph">
      <style:text-properties style:font-name="微軟正黑體" style:font-name-asian="微軟正黑體"/>
    </style:style>
    <style:style style:name="P34" style:parent-style-name="標題2" style:family="paragraph">
      <style:text-properties style:font-name="微軟正黑體" style:font-name-asian="微軟正黑體"/>
    </style:style>
    <style:style style:name="P35" style:parent-style-name="清單段落" style:family="paragraph">
      <style:text-properties style:font-name="微軟正黑體" style:font-name-asian="微軟正黑體"/>
    </style:style>
    <style:style style:name="P36" style:parent-style-name="清單段落" style:family="paragraph">
      <style:text-properties style:font-name="微軟正黑體" style:font-name-asian="微軟正黑體"/>
    </style:style>
    <style:style style:name="P37" style:parent-style-name="標題2" style:family="paragraph">
      <style:text-properties style:font-name="微軟正黑體" style:font-name-asian="微軟正黑體"/>
    </style:style>
    <style:style style:name="P38" style:parent-style-name="內文" style:family="paragraph">
      <style:text-properties style:font-name="微軟正黑體" style:font-name-asian="微軟正黑體"/>
    </style:style>
    <style:style style:name="P39" style:parent-style-name="標題2" style:family="paragraph">
      <style:text-properties style:font-name="微軟正黑體" style:font-name-asian="微軟正黑體"/>
    </style:style>
    <style:style style:name="P40" style:parent-style-name="清單段落" style:family="paragraph">
      <style:text-properties style:font-name="微軟正黑體" style:font-name-asian="微軟正黑體"/>
    </style:style>
    <style:style style:name="P41" style:parent-style-name="清單段落" style:family="paragraph">
      <style:text-properties style:font-name="微軟正黑體" style:font-name-asian="微軟正黑體"/>
    </style:style>
    <style:style style:name="P42" style:parent-style-name="清單段落" style:family="paragraph">
      <style:text-properties style:font-name="微軟正黑體" style:font-name-asian="微軟正黑體"/>
    </style:style>
    <style:style style:name="P43" style:parent-style-name="清單段落" style:family="paragraph">
      <style:text-properties style:font-name="微軟正黑體" style:font-name-asian="微軟正黑體"/>
    </style:style>
    <style:style style:name="P44" style:parent-style-name="清單段落" style:family="paragraph">
      <style:text-properties style:font-name="微軟正黑體" style:font-name-asian="微軟正黑體"/>
    </style:style>
    <style:style style:name="P45" style:parent-style-name="清單段落" style:family="paragraph">
      <style:text-properties style:font-name="微軟正黑體" style:font-name-asian="微軟正黑體"/>
    </style:style>
    <style:style style:name="P46" style:parent-style-name="清單段落" style:family="paragraph">
      <style:text-properties style:font-name="微軟正黑體" style:font-name-asian="微軟正黑體"/>
    </style:style>
    <style:style style:name="P47" style:parent-style-name="清單段落" style:family="paragraph">
      <style:text-properties style:font-name="微軟正黑體" style:font-name-asian="微軟正黑體"/>
    </style:style>
    <style:style style:name="P48" style:parent-style-name="清單段落" style:family="paragraph">
      <style:text-properties style:font-name="微軟正黑體" style:font-name-asian="微軟正黑體"/>
    </style:style>
    <style:style style:name="P49" style:parent-style-name="標題2" style:family="paragraph">
      <style:text-properties style:font-name="微軟正黑體" style:font-name-asian="微軟正黑體"/>
    </style:style>
    <style:style style:name="P50" style:parent-style-name="內文" style:family="paragraph">
      <style:text-properties style:font-name="微軟正黑體" style:font-name-asian="微軟正黑體"/>
    </style:style>
    <style:style style:name="P51" style:parent-style-name="清單段落" style:family="paragraph">
      <style:text-properties style:font-name="微軟正黑體" style:font-name-asian="微軟正黑體"/>
    </style:style>
    <style:style style:name="P52" style:parent-style-name="清單段落" style:family="paragraph">
      <style:text-properties style:font-name="微軟正黑體" style:font-name-asian="微軟正黑體"/>
    </style:style>
    <style:style style:name="P53" style:parent-style-name="清單段落" style:family="paragraph">
      <style:text-properties style:font-name="微軟正黑體" style:font-name-asian="微軟正黑體"/>
    </style:style>
    <style:style style:name="P54" style:parent-style-name="清單段落" style:family="paragraph">
      <style:text-properties style:font-name="微軟正黑體" style:font-name-asian="微軟正黑體"/>
    </style:style>
    <style:style style:name="P55" style:parent-style-name="清單段落" style:family="paragraph">
      <style:text-properties style:font-name="微軟正黑體" style:font-name-asian="微軟正黑體"/>
    </style:style>
    <style:style style:name="P56" style:parent-style-name="清單段落" style:family="paragraph">
      <style:text-properties style:font-name="微軟正黑體" style:font-name-asian="微軟正黑體"/>
    </style:style>
    <style:style style:name="P57" style:parent-style-name="清單段落" style:family="paragraph">
      <style:text-properties style:font-name="微軟正黑體" style:font-name-asian="微軟正黑體"/>
    </style:style>
    <style:style style:name="P58" style:parent-style-name="清單段落" style:family="paragraph">
      <style:text-properties style:font-name="微軟正黑體" style:font-name-asian="微軟正黑體"/>
    </style:style>
    <style:style style:name="P59" style:parent-style-name="清單段落" style:family="paragraph">
      <style:text-properties style:font-name="微軟正黑體" style:font-name-asian="微軟正黑體"/>
    </style:style>
    <style:style style:name="P60" style:parent-style-name="清單段落" style:family="paragraph">
      <style:text-properties style:font-name="微軟正黑體" style:font-name-asian="微軟正黑體"/>
    </style:style>
    <style:style style:name="P61" style:parent-style-name="清單段落" style:family="paragraph">
      <style:text-properties style:font-name="微軟正黑體" style:font-name-asian="微軟正黑體"/>
    </style:style>
    <style:style style:name="P62" style:parent-style-name="內文" style:family="paragraph">
      <style:text-properties style:font-name="微軟正黑體" style:font-name-asian="微軟正黑體"/>
    </style:style>
    <style:style style:name="P63" style:parent-style-name="清單段落" style:family="paragraph">
      <style:text-properties style:font-name="微軟正黑體" style:font-name-asian="微軟正黑體"/>
    </style:style>
    <style:style style:name="P64" style:parent-style-name="清單段落" style:family="paragraph">
      <style:text-properties style:font-name="微軟正黑體" style:font-name-asian="微軟正黑體"/>
    </style:style>
    <style:style style:name="P65" style:parent-style-name="清單段落" style:family="paragraph">
      <style:text-properties style:font-name="微軟正黑體" style:font-name-asian="微軟正黑體"/>
    </style:style>
    <style:style style:name="P66" style:parent-style-name="清單段落" style:family="paragraph">
      <style:text-properties style:font-name="微軟正黑體" style:font-name-asian="微軟正黑體"/>
    </style:style>
    <style:style style:name="P67" style:parent-style-name="清單段落" style:family="paragraph">
      <style:text-properties style:font-name="微軟正黑體" style:font-name-asian="微軟正黑體"/>
    </style:style>
    <style:style style:name="P68" style:parent-style-name="清單段落" style:family="paragraph">
      <style:text-properties style:font-name="微軟正黑體" style:font-name-asian="微軟正黑體"/>
    </style:style>
    <style:style style:name="P69" style:parent-style-name="清單段落" style:family="paragraph">
      <style:text-properties style:font-name="微軟正黑體" style:font-name-asian="微軟正黑體"/>
    </style:style>
    <style:style style:name="P70" style:parent-style-name="內文" style:family="paragraph">
      <style:text-properties style:font-name="微軟正黑體" style:font-name-asian="微軟正黑體"/>
    </style:style>
    <style:style style:name="P71" style:parent-style-name="清單段落" style:family="paragraph">
      <style:text-properties style:font-name="微軟正黑體" style:font-name-asian="微軟正黑體"/>
    </style:style>
    <style:style style:name="P72" style:parent-style-name="清單段落" style:family="paragraph">
      <style:text-properties style:font-name="微軟正黑體" style:font-name-asian="微軟正黑體"/>
    </style:style>
    <style:style style:name="P73" style:parent-style-name="清單段落" style:family="paragraph">
      <style:text-properties style:font-name="微軟正黑體" style:font-name-asian="微軟正黑體"/>
    </style:style>
    <style:style style:name="P74" style:parent-style-name="清單段落" style:family="paragraph">
      <style:text-properties style:font-name="微軟正黑體" style:font-name-asian="微軟正黑體"/>
    </style:style>
    <style:style style:name="P75" style:parent-style-name="清單段落" style:family="paragraph">
      <style:text-properties style:font-name="微軟正黑體" style:font-name-asian="微軟正黑體"/>
    </style:style>
    <style:style style:name="P76" style:parent-style-name="清單段落" style:family="paragraph">
      <style:text-properties style:font-name="微軟正黑體" style:font-name-asian="微軟正黑體"/>
    </style:style>
    <style:style style:name="P77" style:parent-style-name="內文" style:family="paragraph">
      <style:text-properties style:font-name="微軟正黑體" style:font-name-asian="微軟正黑體"/>
    </style:style>
    <style:style style:name="P78" style:parent-style-name="清單段落" style:family="paragraph">
      <style:text-properties style:font-name="微軟正黑體" style:font-name-asian="微軟正黑體"/>
    </style:style>
    <style:style style:name="P79" style:parent-style-name="清單段落" style:family="paragraph">
      <style:text-properties style:font-name="微軟正黑體" style:font-name-asian="微軟正黑體"/>
    </style:style>
    <style:style style:name="P80" style:parent-style-name="清單段落" style:family="paragraph">
      <style:text-properties style:font-name="微軟正黑體" style:font-name-asian="微軟正黑體"/>
    </style:style>
    <style:style style:name="P81" style:parent-style-name="內文" style:family="paragraph">
      <style:text-properties style:font-name="微軟正黑體" style:font-name-asian="微軟正黑體"/>
    </style:style>
    <style:style style:name="P82" style:parent-style-name="清單段落" style:family="paragraph">
      <style:text-properties style:font-name="微軟正黑體" style:font-name-asian="微軟正黑體"/>
    </style:style>
    <style:style style:name="P83" style:parent-style-name="清單段落" style:family="paragraph">
      <style:text-properties style:font-name="微軟正黑體" style:font-name-asian="微軟正黑體"/>
    </style:style>
    <style:style style:name="P84" style:parent-style-name="清單段落" style:family="paragraph">
      <style:text-properties style:font-name="微軟正黑體" style:font-name-asian="微軟正黑體"/>
    </style:style>
    <style:style style:name="P85" style:parent-style-name="清單段落" style:family="paragraph">
      <style:text-properties style:font-name="微軟正黑體" style:font-name-asian="微軟正黑體"/>
    </style:style>
    <style:style style:name="P86" style:parent-style-name="清單段落" style:family="paragraph">
      <style:text-properties style:font-name="微軟正黑體" style:font-name-asian="微軟正黑體"/>
    </style:style>
    <style:style style:name="P87" style:parent-style-name="清單段落" style:family="paragraph">
      <style:text-properties style:font-name="微軟正黑體" style:font-name-asian="微軟正黑體"/>
    </style:style>
    <style:style style:name="P88" style:parent-style-name="內文" style:family="paragraph">
      <style:text-properties style:font-name="微軟正黑體" style:font-name-asian="微軟正黑體"/>
    </style:style>
    <style:style style:name="P89" style:parent-style-name="清單段落" style:family="paragraph">
      <style:text-properties style:font-name="微軟正黑體" style:font-name-asian="微軟正黑體"/>
    </style:style>
    <style:style style:name="P90" style:parent-style-name="清單段落" style:family="paragraph">
      <style:text-properties style:font-name="微軟正黑體" style:font-name-asian="微軟正黑體"/>
    </style:style>
    <style:style style:name="P91" style:parent-style-name="標題2" style:family="paragraph">
      <style:text-properties style:font-name="微軟正黑體" style:font-name-asian="微軟正黑體"/>
    </style:style>
    <style:style style:name="P92" style:parent-style-name="清單段落" style:family="paragraph">
      <style:text-properties style:font-name="微軟正黑體" style:font-name-asian="微軟正黑體"/>
    </style:style>
    <style:style style:name="P93" style:parent-style-name="清單段落" style:family="paragraph">
      <style:text-properties style:font-name="微軟正黑體" style:font-name-asian="微軟正黑體"/>
    </style:style>
    <style:style style:name="P94" style:parent-style-name="清單段落" style:family="paragraph">
      <style:text-properties style:font-name="微軟正黑體" style:font-name-asian="微軟正黑體"/>
    </style:style>
    <style:style style:name="P95" style:parent-style-name="清單段落" style:family="paragraph">
      <style:text-properties style:font-name="微軟正黑體" style:font-name-asian="微軟正黑體"/>
    </style:style>
    <style:style style:name="P96" style:parent-style-name="清單段落" style:family="paragraph">
      <style:text-properties style:font-name="微軟正黑體" style:font-name-asian="微軟正黑體"/>
    </style:style>
    <style:style style:name="P97" style:parent-style-name="清單段落" style:family="paragraph">
      <style:text-properties style:font-name="微軟正黑體" style:font-name-asian="微軟正黑體"/>
    </style:style>
    <style:style style:name="P98" style:parent-style-name="清單段落" style:family="paragraph">
      <style:text-properties style:font-name="微軟正黑體" style:font-name-asian="微軟正黑體"/>
    </style:style>
    <style:style style:name="P99" style:parent-style-name="清單段落" style:family="paragraph">
      <style:text-properties style:font-name="微軟正黑體" style:font-name-asian="微軟正黑體"/>
    </style:style>
    <style:style style:name="P100" style:parent-style-name="清單段落" style:family="paragraph">
      <style:text-properties style:font-name="微軟正黑體" style:font-name-asian="微軟正黑體"/>
    </style:style>
    <style:style style:name="P101" style:parent-style-name="標題2" style:family="paragraph">
      <style:text-properties style:font-name="微軟正黑體" style:font-name-asian="微軟正黑體"/>
    </style:style>
    <style:style style:name="P102" style:parent-style-name="內文" style:family="paragraph">
      <style:text-properties style:font-name="微軟正黑體" style:font-name-asian="微軟正黑體"/>
    </style:style>
    <style:style style:name="P103" style:parent-style-name="標題2" style:family="paragraph">
      <style:text-properties style:font-name="微軟正黑體" style:font-name-asian="微軟正黑體"/>
    </style:style>
    <style:style style:name="P104" style:parent-style-name="標題2" style:family="paragraph">
      <style:text-properties style:font-name="微軟正黑體" style:font-name-asian="微軟正黑體"/>
    </style:style>
    <style:style style:name="P105" style:parent-style-name="內文" style:family="paragraph">
      <style:paragraph-properties>
        <style:tab-stops>
          <style:tab-stop style:type="center" style:position="2.884in"/>
        </style:tab-stops>
      </style:paragraph-properties>
      <style:text-properties style:font-name="微軟正黑體" style:font-name-asian="微軟正黑體"/>
    </style:style>
    <style:style style:name="P106" style:parent-style-name="標題2" style:family="paragraph">
      <style:text-properties style:font-name="微軟正黑體" style:font-name-asian="微軟正黑體"/>
    </style:style>
    <style:style style:name="P107" style:parent-style-name="內文" style:family="paragraph">
      <style:text-properties style:font-name="Verdana" style:font-name-asian="微軟正黑體"/>
    </style:style>
    <style:style style:name="P108" style:parent-style-name="內文" style:family="paragraph">
      <style:text-properties style:font-name="Verdana" style:font-name-asian="微軟正黑體"/>
    </style:style>
  </office:automatic-styles>
  <office:body>
    <office:text text:use-soft-page-breaks="true">
      <text:h text:style-name="P1" text:outline-level="1">C Subset Description</text:h>
      <text:h text:style-name="P2" text:outline-level="2">1. keyword</text:h>
      <text:list text:style-name="LFO1" text:continue-numbering="true">
        <text:list-item>
          <text:p text:style-name="P3">void</text:p>
        </text:list-item>
        <text:list-item>
          <text:p text:style-name="P4">short</text:p>
        </text:list-item>
        <text:list-item>
          <text:p text:style-name="P5">int</text:p>
        </text:list-item>
        <text:list-item>
          <text:p text:style-name="P6">long</text:p>
        </text:list-item>
        <text:list-item>
          <text:p text:style-name="P7">float</text:p>
        </text:list-item>
        <text:list-item>
          <text:p text:style-name="P8">double</text:p>
        </text:list-item>
        <text:list-item>
          <text:p text:style-name="P9">signed</text:p>
        </text:list-item>
        <text:list-item>
          <text:p text:style-name="P10">unsigned</text:p>
        </text:list-item>
        <text:list-item>
          <text:p text:style-name="P11">struct</text:p>
        </text:list-item>
        <text:list-item>
          <text:p text:style-name="P12">extern</text:p>
        </text:list-item>
        <text:list-item>
          <text:p text:style-name="P13">static</text:p>
        </text:list-item>
        <text:list-item>
          <text:p text:style-name="P14">volatile</text:p>
        </text:list-item>
        <text:list-item>
          <text:p text:style-name="P15">goto</text:p>
        </text:list-item>
        <text:list-item>
          <text:p text:style-name="P16">break</text:p>
        </text:list-item>
        <text:list-item>
          <text:p text:style-name="P17">continue</text:p>
        </text:list-item>
        <text:list-item>
          <text:p text:style-name="P18">return</text:p>
        </text:list-item>
        <text:list-item>
          <text:p text:style-name="P19">for</text:p>
        </text:list-item>
        <text:list-item>
          <text:p text:style-name="P20">while</text:p>
        </text:list-item>
        <text:list-item>
          <text:p text:style-name="P21">if</text:p>
        </text:list-item>
        <text:list-item>
          <text:p text:style-name="P22">else if</text:p>
        </text:list-item>
        <text:list-item>
          <text:p text:style-name="P23">else</text:p>
        </text:list-item>
      </text:list>
      <text:h text:style-name="P24" text:outline-level="2">2. data type</text:h>
      <text:list text:style-name="LFO2" text:continue-numbering="true">
        <text:list-item>
          <text:p text:style-name="P25">void</text:p>
        </text:list-item>
        <text:list-item>
          <text:p text:style-name="P26">short</text:p>
        </text:list-item>
        <text:list-item>
          <text:p text:style-name="P27">int</text:p>
        </text:list-item>
        <text:list-item>
          <text:p text:style-name="P28">long</text:p>
        </text:list-item>
        <text:list-item>
          <text:p text:style-name="P29">float</text:p>
        </text:list-item>
        <text:list-item>
          <text:p text:style-name="P30">double</text:p>
        </text:list-item>
        <text:list-item>
          <text:p text:style-name="P31">signed</text:p>
        </text:list-item>
        <text:list-item>
          <text:p text:style-name="P32">unsigned</text:p>
        </text:list-item>
        <text:list-item>
          <text:p text:style-name="P33">struct</text:p>
        </text:list-item>
      </text:list>
      <text:h text:style-name="P34" text:outline-level="2">3.<text:s/>註解方式</text:h>
      <text:list text:style-name="LFO3" text:continue-numbering="true">
        <text:list-item>
          <text:p text:style-name="P35">//</text:p>
        </text:list-item>
        <text:list-item>
          <text:p text:style-name="P36">/**/</text:p>
        </text:list-item>
      </text:list>
      <text:h text:style-name="P37" text:outline-level="2">4. program execution</text:h>
      <text:p text:style-name="P38">程式可包含多個函式</text:p>
      <text:h text:style-name="P39" text:outline-level="2">5. program control flow</text:h>
      <text:list text:style-name="LFO4" text:continue-numbering="true">
        <text:list-item>
          <text:p text:style-name="P40">goto</text:p>
        </text:list-item>
        <text:list-item>
          <text:p text:style-name="P41">break</text:p>
        </text:list-item>
        <text:list-item>
          <text:p text:style-name="P42">continue</text:p>
        </text:list-item>
        <text:list-item>
          <text:p text:style-name="P43">return</text:p>
        </text:list-item>
        <text:list-item>
          <text:p text:style-name="P44">for</text:p>
        </text:list-item>
        <text:list-item>
          <text:p text:style-name="P45">while</text:p>
        </text:list-item>
        <text:list-item>
          <text:p text:style-name="P46">if</text:p>
        </text:list-item>
        <text:list-item>
          <text:p text:style-name="P47">else if</text:p>
        </text:list-item>
        <text:list-item>
          <text:p text:style-name="P48">else</text:p>
        </text:list-item>
      </text:list>
      <text:h text:style-name="P49" text:outline-level="2">6. program statement</text:h>
      <text:p text:style-name="P50">Assignment Operator:</text:p>
      <text:list text:style-name="LFO5" text:continue-numbering="true">
        <text:list-item>
          <text:p text:style-name="P51">=</text:p>
        </text:list-item>
        <text:list-item>
          <text:p text:style-name="P52">+=</text:p>
        </text:list-item>
        <text:list-item>
          <text:p text:style-name="P53">-=</text:p>
        </text:list-item>
        <text:list-item>
          <text:p text:style-name="P54">*=</text:p>
        </text:list-item>
        <text:list-item>
          <text:p text:style-name="P55">/=</text:p>
        </text:list-item>
        <text:list-item>
          <text:p text:style-name="P56">%=</text:p>
        </text:list-item>
        <text:list-item>
          <text:p text:style-name="P57">&amp;=</text:p>
        </text:list-item>
        <text:list-item>
          <text:p text:style-name="P58">|=</text:p>
        </text:list-item>
        <text:list-item>
          <text:p text:style-name="P59">^=</text:p>
        </text:list-item>
        <text:list-item>
          <text:p text:style-name="P60">&lt;&lt;=</text:p>
        </text:list-item>
        <text:list-item>
          <text:p text:style-name="P61">&gt;&gt;=</text:p>
        </text:list-item>
      </text:list>
      <text:p text:style-name="P62">Arithmetic Operator</text:p>
      <text:list text:style-name="LFO6" text:continue-numbering="true">
        <text:list-item>
          <text:p text:style-name="P63">+</text:p>
        </text:list-item>
        <text:list-item>
          <text:p text:style-name="P64">-</text:p>
        </text:list-item>
        <text:list-item>
          <text:p text:style-name="P65">*</text:p>
        </text:list-item>
        <text:list-item>
          <text:p text:style-name="P66">/</text:p>
        </text:list-item>
        <text:list-item>
          <text:p text:style-name="P67">%</text:p>
        </text:list-item>
        <text:list-item>
          <text:p text:style-name="P68">++</text:p>
        </text:list-item>
        <text:list-item>
          <text:p text:style-name="P69">--</text:p>
        </text:list-item>
      </text:list>
      <text:p text:style-name="P70">Comparison<text:s/>Operator</text:p>
      <text:list text:style-name="LFO7" text:continue-numbering="true">
        <text:list-item>
          <text:p text:style-name="P71">&lt;</text:p>
        </text:list-item>
        <text:list-item>
          <text:p text:style-name="P72">&gt;</text:p>
        </text:list-item>
        <text:list-item>
          <text:p text:style-name="P73">&lt;=</text:p>
        </text:list-item>
        <text:list-item>
          <text:p text:style-name="P74">&gt;=</text:p>
        </text:list-item>
        <text:list-item>
          <text:p text:style-name="P75">==</text:p>
        </text:list-item>
        <text:list-item>
          <text:p text:style-name="P76">!=</text:p>
        </text:list-item>
      </text:list>
      <text:p text:style-name="P77">Logical Operator</text:p>
      <text:list text:style-name="LFO8" text:continue-numbering="true">
        <text:list-item>
          <text:p text:style-name="P78">!</text:p>
        </text:list-item>
        <text:list-item>
          <text:p text:style-name="P79">&amp;&amp;</text:p>
        </text:list-item>
        <text:list-item>
          <text:p text:style-name="P80">||</text:p>
        </text:list-item>
      </text:list>
      <text:p text:style-name="P81">Bitwise Operator</text:p>
      <text:list text:style-name="LFO9" text:continue-numbering="true">
        <text:list-item>
          <text:p text:style-name="P82">~</text:p>
        </text:list-item>
        <text:list-item>
          <text:p text:style-name="P83">&amp;</text:p>
        </text:list-item>
        <text:list-item>
          <text:p text:style-name="P84">|</text:p>
        </text:list-item>
        <text:list-item>
          <text:p text:style-name="P85">^</text:p>
        </text:list-item>
        <text:list-item>
          <text:p text:style-name="P86">&lt;&lt;</text:p>
        </text:list-item>
        <text:list-item>
          <text:p text:style-name="P87">&gt;&gt;</text:p>
        </text:list-item>
      </text:list>
      <text:p text:style-name="P88">Pointer Operator</text:p>
      <text:list text:style-name="LFO10" text:continue-numbering="true">
        <text:list-item>
          <text:p text:style-name="P89">-&gt;</text:p>
        </text:list-item>
        <text:list-item>
          <text:p text:style-name="P90">.</text:p>
        </text:list-item>
      </text:list>
      <text:soft-page-break/>
      <text:h text:style-name="P91" text:outline-level="2">7. separator</text:h>
      <text:list text:style-name="LFO11" text:continue-numbering="true">
        <text:list-item>
          <text:p text:style-name="P92">(</text:p>
        </text:list-item>
        <text:list-item>
          <text:p text:style-name="P93">)</text:p>
        </text:list-item>
        <text:list-item>
          <text:p text:style-name="P94">[</text:p>
        </text:list-item>
        <text:list-item>
          <text:p text:style-name="P95">]</text:p>
        </text:list-item>
        <text:list-item>
          <text:p text:style-name="P96">{</text:p>
        </text:list-item>
        <text:list-item>
          <text:p text:style-name="P97">}</text:p>
        </text:list-item>
        <text:list-item>
          <text:p text:style-name="P98">;</text:p>
        </text:list-item>
        <text:list-item>
          <text:p text:style-name="P99">,</text:p>
        </text:list-item>
        <text:list-item>
          <text:p text:style-name="P100">#</text:p>
        </text:list-item>
      </text:list>
      <text:h text:style-name="P101" text:outline-level="2">8. number</text:h>
      <text:p text:style-name="P102">decimal、hex、float、exponent.</text:p>
      <text:h text:style-name="P103" text:outline-level="2">9. identifier</text:h>
      <text:h text:style-name="P104" text:outline-level="2">10. literal</text:h>
      <text:p text:style-name="P105">character、string.<text:tab/></text:p>
      <text:soft-page-break/>
      <text:h text:style-name="P106" text:outline-level="2">11. whitespace</text:h>
      <text:p text:style-name="P107">‘<text:s/>’、’\r’、’\t’、’\n’</text:p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微軟正黑體" svg:font-family="微軟正黑體" style:font-family-generic="swiss" style:font-pitch="variable" svg:panose-1="2 11 6 4 3 5 4 4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150%"/>
      <style:text-properties style:font-name="Calibri Light" fo:font-weight="bold" style:font-weight-asian="bold" style:font-weight-complex="bold" fo:font-size="26pt" style:font-size-asian="26pt" style:font-size-complex="26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/>
      <style:text-properties style:font-name="Calibri Light" fo:font-weight="bold" style:font-weight-asian="bold" style:font-weight-complex="bold" fo:font-size="22pt" style:font-size-asian="22pt" style:font-size-complex="22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/>
      <style:text-properties style:font-name="Calibri Light" fo:font-weight="bold" style:font-weight-asian="bold" style:font-weight-complex="bold"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/>
      <style:text-properties style:font-name="Calibri Light" fo:font-weight="bold" style:font-weight-asian="bold" style:font-weight-complex="bold" fo:font-size="14pt" style:font-size-asian="14pt" style:font-size-complex="14pt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/>
      <style:text-properties style:font-name="Calibri Light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Heading1Char" style:display-name="Heading 1 Char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86in" text:min-label-width="0.3333in" text:list-level-position-and-space-mode="label-alignment">
          <style:list-level-label-alignment text:label-followed-by="listtab" fo:margin-left="0.431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3-27T12:19:00Z</meta:creation-date>
    <dc:date>2021-03-27T15:00:00Z</dc:date>
    <meta:template xlink:href="Normal" xlink:type="simple"/>
    <meta:editing-cycles>7</meta:editing-cycles>
    <meta:editing-duration>PT1800S</meta:editing-duration>
    <meta:document-statistic meta:page-count="7" meta:paragraph-count="1" meta:word-count="109" meta:character-count="731" meta:row-count="5" meta:non-whitespace-character-count="623"/>
  </office:meta>
</office:document-meta>
</file>